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co34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9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9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9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9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9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9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9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9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9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9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9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9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9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9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9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9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9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9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8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4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number-columns-repeated="3"/>
        </table:table-row>
        <table:table-row table:style-name="ro12">
          <table:table-cell table:style-name="ce44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 table:number-columns-repeated="2"/>
          <table:table-cell table:formula="of:=SUM([.H23];[.H48];[.H73];[.H98])" office:value-type="float" office:value="111500">
            <text:p>111500</text:p>
          </table:table-cell>
          <table:table-cell table:formula="of:=SUM([.K2];[.K3];[.K8];[.K22];[.K27];[.K29];[.K49])" office:value-type="float" office:value="126700">
            <text:p>1267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 table:number-columns-repeated="3"/>
          <table:table-cell table:formula="of:=[.N4]-[.M4]" office:value-type="float" office:value="15200">
            <text:p>152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7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7" office:value-type="string">
            <text:p>Նանե</text:p>
          </table:table-cell>
          <table:table-cell office:value-type="string">
            <text:p>10000(65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0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7" office:value-type="string">
            <text:p>Կարեն</text:p>
          </table:table-cell>
          <table:table-cell office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office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office:value-type="string">
            <text:p>6000(38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9" office:value-type="float" office:value="5200">
            <text:p>5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9" office:value-type="float" office:value="11300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9" office:value-type="float" office:value="10400">
            <text:p>104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7" office:value-type="string">
            <text:p>Taron</text:p>
          </table:table-cell>
          <table:table-cell office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 table:number-columns-repeated="4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9" office:value-type="string">
            <text:p>Tina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50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7250">
            <text:p>7250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 table:style-name="ce44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60000(salary)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float" office:value="14000">
            <text:p>14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/>
          <table:table-cell office:value-type="float" office:value="47000">
            <text:p>47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50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50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B74:.F74])" office:value-type="float" office:value="0">
            <text:p>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75]/17" office:value-type="float" office:value="0">
            <text:p>0</text:p>
          </table:table-cell>
          <table:table-cell table:style-name="ce2" table:formula="of:=[.C75]/17" office:value-type="float" office:value="0">
            <text:p>0</text:p>
          </table:table-cell>
          <table:table-cell table:style-name="ce2" table:formula="of:=[.D75]/20" office:value-type="float" office:value="0">
            <text:p>0</text:p>
          </table:table-cell>
          <table:table-cell table:style-name="ce2" table:formula="of:=[.E75]/21" office:value-type="float" office:value="0">
            <text:p>0</text:p>
          </table:table-cell>
          <table:table-cell table:style-name="ce2" table:formula="of:=[.F75]/20" office:value-type="float" office:value="0">
            <text:p>0</text:p>
          </table:table-cell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table:number-columns-repeated="2"/>
          <table:table-cell table:style-name="ce2" table:formula="of:=SUM([.B100:.F100])" office:value-type="float" office:value="20200">
            <text:p>20200</text:p>
          </table:table-cell>
          <table:table-cell table:style-name="ce8" table:formula="of:=SUM([.A124:.F124])" office:value-type="float" office:value="1610.31746031746">
            <text:p>1610.3174603175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24])" office:value-type="float" office:value="383.333333333333">
            <text:p>383.3333333333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124:.F124])" office:value-type="float" office:value="1610.31746031746">
            <text:p>1610.3174603175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4:.F124])" office:value-type="float" office:value="1610.31746031746">
            <text:p>1610.3174603175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124:.F124])" office:value-type="float" office:value="1610.31746031746">
            <text:p>1610.3174603175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4" office:value-type="string">
            <text:p>- Անժելա</text:p>
          </table:table-cell>
          <table:table-cell table:number-columns-repeated="2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4" office:value-type="string">
            <text:p>- Գայանե</text:p>
          </table:table-cell>
          <table:table-cell table:number-columns-repeated="2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4" office:value-type="string">
            <text:p>- Մանե</text:p>
          </table:table-cell>
          <table:table-cell/>
          <table:table-cell table:style-name="ce2" table:number-columns-repeated="2"/>
          <table:table-cell table:style-name="ce3" table:formula="of:=SUM([.A124];[.E124])" office:value-type="float" office:value="383.333333333333">
            <text:p>383.3333333333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 table:number-columns-repeated="4" office:value-type="string">
            <text:p>- Նանե</text:p>
          </table:table-cell>
          <table:table-cell table:style-name="ce8" table:number-columns-repeated="2"/>
          <table:table-cell/>
          <table:table-cell table:style-name="ce3" table:formula="of:=SUM([.A124:.F124])" office:value-type="float" office:value="1610.31746031746">
            <text:p>1610.3174603175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4" office:value-type="string">
            <text:p>- Հասմիկ Դ․</text:p>
          </table:table-cell>
          <table:table-cell table:number-columns-repeated="3"/>
          <table:table-cell table:style-name="ce3" table:formula="of:=SUM([.A124:.F124])" office:value-type="float" office:value="1610.31746031746">
            <text:p>1610.3174603175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4" office:value-type="string">
            <text:p>- Գենա</text:p>
          </table:table-cell>
          <table:table-cell table:number-columns-repeated="3"/>
          <table:table-cell table:formula="of:=SUM([.A124:.F124])" office:value-type="float" office:value="1610.31746031746">
            <text:p>1610.3174603175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4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table:number-columns-repeated="2"/>
          <table:table-cell/>
          <table:table-cell table:formula="of:=SUM([.A124:.F124])" office:value-type="float" office:value="1610.31746031746">
            <text:p>1610.3174603175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4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3"/>
          <table:table-cell table:formula="of:=SUM([.B124:.F124])" office:value-type="float" office:value="1226.98412698413">
            <text:p>1226.9841269841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number-columns-repeated="3"/>
          <table:table-cell table:formula="of:=SUM([.A124:.F124])" office:value-type="float" office:value="1610.31746031746">
            <text:p>1610.3174603175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2"/>
          <table:table-cell table:number-columns-repeated="2" office:value-type="string">
            <text:p>- Կարեն</text:p>
          </table:table-cell>
          <table:table-cell table:number-columns-repeated="3"/>
          <table:table-cell table:formula="of:=SUM([.A124:.F124])" office:value-type="float" office:value="1610.31746031746">
            <text:p>1610.3174603175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+ Stepan</text:p>
          </table:table-cell>
          <table:table-cell table:number-columns-repeated="4"/>
          <table:table-cell table:formula="of:=SUM([.A124:.F124])" office:value-type="float" office:value="1610.31746031746">
            <text:p>1610.3174603175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4:.F124])" office:value-type="float" office:value="1610.31746031746">
            <text:p>1610.3174603175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124:.F124])" office:value-type="float" office:value="1610.31746031746">
            <text:p>1610.3174603175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124])" office:value-type="float" office:value="383.333333333333">
            <text:p>383.3333333333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226.98412698413">
            <text:p>1226.9841269841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226.98412698413">
            <text:p>1226.9841269841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226.98412698413">
            <text:p>1226.9841269841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table:formula="of:=[.A100]/18" office:value-type="float" office:value="383.333333333333">
            <text:p>383.3333333333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4" office:value-type="float" office:value="471.428571428571">
            <text:p>471.4285714286</text:p>
          </table:table-cell>
          <table:table-cell table:style-name="ce2" table:formula="of:=[.D100]/18" office:value-type="float" office:value="361.111111111111">
            <text:p>361.1111111111</text:p>
          </table:table-cell>
          <table:table-cell table:style-name="ce2" table:formula="of:=[.E100]/18" office:value-type="float" office:value="0">
            <text:p>0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3])" office:value-type="float" office:value="28142.0634920635">
            <text:p>28142.0634920635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12/24/2015</text:date>, <text:time>11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4T11:58:43</dc:date>
    <meta:editing-duration>P3DT2H23M58S</meta:editing-duration>
    <meta:editing-cycles>1444</meta:editing-cycles>
    <meta:generator>OpenOffice/4.1.1$Unix OpenOffice.org_project/411m6$Build-9775</meta:generator>
    <dc:creator>employee employee</dc:creator>
    <meta:document-statistic meta:table-count="10" meta:cell-count="3486" meta:object-count="0"/>
  </office:meta>
</office:document-meta>
</file>